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c32f" officeooo:paragraph-rsid="0013c32f" style:font-size-asian="14pt" style:font-size-complex="14pt"/>
    </style:style>
    <style:style style:name="P2" style:family="paragraph" style:parent-style-name="Standard">
      <style:text-properties fo:font-size="14pt" fo:font-weight="bold" officeooo:rsid="0013c32f" officeooo:paragraph-rsid="0013c32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3c32f" officeooo:paragraph-rsid="0013c32f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us objetivos e metas</text:p>
      <text:p text:style-name="P2"/>
      <text:p text:style-name="P1">1=ficar rico</text:p>
      <text:p text:style-name="P1">1=estuda</text:p>
      <text:p text:style-name="P1">2=trabalha</text:p>
      <text:p text:style-name="P1">3=curso</text:p>
      <text:p text:style-name="P1"/>
      <text:p text:style-name="P1">2=ter um carro esportivo</text:p>
      <text:p text:style-name="P1">1=trabalhar</text:p>
      <text:p text:style-name="P1">2=ter dinheiro suficiente</text:p>
      <text:p text:style-name="P1">3=saber dirigir</text:p>
      <text:p text:style-name="P1"/>
      <text:p text:style-name="P1">3=banca minha família</text:p>
      <text:p text:style-name="P1">1=trabalhar</text:p>
      <text:p text:style-name="P1">2=ganha na mega sena</text:p>
      <text:p text:style-name="P1">3=ajuda minha mã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3T13:20:45.630304426</meta:creation-date>
    <dc:date>2022-05-23T13:33:56.797869707</dc:date>
    <meta:editing-duration>PT14S</meta:editing-duration>
    <meta:editing-cycles>1</meta:editing-cycles>
    <meta:document-statistic meta:table-count="0" meta:image-count="0" meta:object-count="0" meta:page-count="1" meta:paragraph-count="13" meta:word-count="30" meta:character-count="203" meta:non-whitespace-character-count="186"/>
    <meta:generator>LibreOffice/5.1.6.2$Linux_X86_64 LibreOffice_project/10m0$Build-2</meta:generator>
  </office:meta>
</office:document-meta>
</file>